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a5de"/>
    </style:style>
    <style:style style:name="P2" style:family="paragraph" style:parent-style-name="Standard">
      <style:text-properties officeooo:rsid="0007a5de" officeooo:paragraph-rsid="0007a5de"/>
    </style:style>
    <style:style style:name="T1" style:family="text">
      <style:text-properties officeooo:rsid="0007a5de"/>
    </style:style>
    <style:style style:name="T2" style:family="text">
      <style:text-properties officeooo:rsid="0008123d"/>
    </style:style>
    <style:style style:name="T3" style:family="text">
      <style:text-properties officeooo:rsid="000a1d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stone 2013-2014 Approximate Timeline </text:p>
      <text:p text:style-name="P2">Matt Muller</text:p>
      <text:p text:style-name="P2"/>
      <text:p text:style-name="P2">Reaction Signatures </text:p>
      <text:p text:style-name="P2"/>
      <text:p text:style-name="P2">Mol File Extraction – 2 weeks – Done </text:p>
      <text:p text:style-name="P2">Algorithm Proposed for Matching Atoms – 2 weeks - Done</text:p>
      <text:p text:style-name="P2">Algorithm Coded for Atom Matched – 2 weeks <text:s/>– Done</text:p>
      <text:p text:style-name="P2">Testing / Debugging Atom Matching – 2 months - </text:p>
      <text:p text:style-name="P2">Understanding / Paper Reaction Signatures – 2 weeks</text:p>
      <text:p text:style-name="P2">Algorithm Design for Reaction Signatures – 1 week</text:p>
      <text:p text:style-name="P2">Algorithm Coding for Reaction Signatures – 2 weeks</text:p>
      <text:p text:style-name="P2">Testing / Debugging – 1 month</text:p>
      <text:p text:style-name="P2"/>
      <text:p text:style-name="P2">Still To Do:<text:tab/><text:tab/><text:tab/><text:tab/><text:tab/><text:tab/> <text:s text:c="2"/>Due:</text:p>
      <text:p text:style-name="P2">Fix removal comparisons for atom matching!!!!! <text:tab/>- <text:span text:style-name="T3">12/06/13</text:span></text:p>
      <text:p text:style-name="P2">Have 20 + test reactions<text:tab/><text:tab/><text:tab/><text:tab/>- <text:span text:style-name="T3">12/12/13</text:span></text:p>
      <text:p text:style-name="P2">Understand Reaction Signatures <text:tab/><text:tab/><text:tab/>- <text:span text:style-name="T3">12/17/13</text:span></text:p>
      <text:p text:style-name="P2">Generate Reaction Signatures for each test reaction <text:span text:style-name="T3">-</text:span> <text:span text:style-name="T3">12/20/13</text:span></text:p>
      <text:p text:style-name="P2">Algorithm Design for Reaction Signatures<text:tab/><text:tab/>- <text:span text:style-name="T3">12/26/13</text:span></text:p>
      <text:p text:style-name="P2">Algorithm Coding for Reaction Signatues <text:tab/><text:tab/>- <text:span text:style-name="T3">1/5/13</text:span></text:p>
      <text:p text:style-name="P2">Testing Reaction Signatures <text:tab/><text:tab/><text:tab/><text:tab/>- <text:span text:style-name="T3">1/10/13</text:span></text:p>
      <text:p text:style-name="P1"><text:span text:style-name="T1">Have 100 Test Reactions plus Statistical Analysis <text:tab/>- </text:span><text:span text:style-name="T3">1/30/13</text:span></text:p>
      <text:p text:style-name="P2">Presentation <text:tab/><text:tab/><text:tab/><text:tab/><text:tab/><text:tab/>- February (?)</text:p>
      <text:p text:style-name="P2">Paper (?) <text:tab/><text:tab/><text:tab/><text:tab/><text:tab/><text:tab/>- February 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3-10-22T16:02:40</meta:creation-date>
    <dc:date>2013-11-30T08:37:00</dc:date>
    <dc:creator>matt </dc:creator>
    <meta:editing-duration>PT3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2" meta:word-count="135" meta:character-count="931" meta:non-whitespace-character-count="768"/>
  </office:meta>
</office:document-meta>
</file>